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Standard">
      <style:paragraph-properties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llzone 2</text:p>
      <text:p text:style-name="P2">The atmosphere is stifling... a furnace of anger given life on a planet of pure aggression. The intense ground zero heat of chaos is a total contrast to the frigidly cold temperatures miles above the ground before the Armoured Personnel Carrier's flight comes to an abrupt end in the brown grey matter of Helghan soil, firing dirt, water and men into the combat zone.</text:p>
      <text:p text:style-name="P2">Shells strike from Helghast artillery, instantly crippling another APC full of troops. Those who aren't fried survive long enough to fly straight into a building,</text:p>
      <text:p text:style-name="P2">showering everyone below in masonry, burnt metal and charred remains. Explosions erupt from rockets and grenades. Swarms of bullets bathe in crimson. A medic performs valiant yet futile CPR on a fallen comrade while another burns to death, his final screams nearly drowned by the mocking cackle of the blaze that consumes him. Orders are barked through a cacophony of noise... and theatre of war begins its life-ending reci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OoZooL Obliterator</meta:initial-creator>
    <meta:creation-date>2008-06-02T00:37:52</meta:creation-date>
    <dc:creator>OoZooL Obliterator</dc:creator>
    <dc:date>2008-06-02T00:49:31</dc:date>
    <meta:editing-cycles>1</meta:editing-cycles>
    <meta:editing-duration>PT11M46S</meta:editing-duration>
    <meta:user-defined meta:name="Info 1"/>
    <meta:user-defined meta:name="Info 2"/>
    <meta:user-defined meta:name="Info 3"/>
    <meta:user-defined meta:name="Info 4"/>
    <meta:document-statistic meta:table-count="0" meta:image-count="0" meta:object-count="0" meta:page-count="1" meta:paragraph-count="4" meta:word-count="161" meta:character-count="966"/>
  </office:meta>
</office:document-meta>
</file>